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8.16pt"/>
    </style:style>
    <style:style style:name="co2" style:family="table-column">
      <style:table-column-properties fo:break-before="auto" style:column-width="180.96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ncepts">
      <style:table-properties table:display="true" style:writing-mode="lr-tb"/>
    </style:style>
    <style:style style:name="ta2" style:family="table" style:master-page-name="PageStyle_5f_Activiti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cep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Vocabulary, Familiarize things around you. No need to focus much on writing and reading. It'll be much easier at a later age.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Animals</text:p>
          </table:table-cell>
          <table:table-cell table:style-name="ce2" office:value-type="string" calcext:value-type="string">
            <text:p>V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uit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egetabl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hym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hap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umbers - count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lours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vities" table:style-name="ta2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olour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ing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ncing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cepts" style:display-name="PageStyle_Concep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vities" style:display-name="PageStyle_Activit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" meta:object-count="0"/>
    <meta:generator>LibreOfficeDev/6.0.5.2$Linux_X86_64 LibreOffice_project/</meta:generator>
  </office:meta>
</office:document-meta>
</file>